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orizontal_20_Line">
      <style:text-properties style:use-window-font-color="true" loext:opacity="0%"/>
    </style:style>
    <style:style style:name="P2" style:family="paragraph" style:parent-style-name="Heading_20_2">
      <style:paragraph-properties fo:text-align="center" style:justify-single-word="false"/>
    </style:style>
    <style:style style:name="P3" style:family="paragraph" style:parent-style-name="Heading_20_3">
      <style:paragraph-properties fo:margin-top="0.139in" fo:margin-bottom="0.1965in" style:contextual-spacing="false" fo:text-align="center" style:justify-single-word="false"/>
    </style:style>
    <style:style style:name="P4" style:family="paragraph" style:parent-style-name="Standard">
      <style:paragraph-properties fo:text-align="center" style:justify-single-word="false"/>
      <style:text-properties style:use-window-font-color="true" loext:opacity="0%"/>
    </style:style>
    <style:style style:name="P5" style:family="paragraph" style:parent-style-name="Text_20_body" style:list-style-name="L1"/>
    <style:style style:name="P6" style:family="paragraph" style:parent-style-name="Text_20_body" style:list-style-name="L1">
      <style:text-properties officeooo:paragraph-rsid="0007e832"/>
    </style:style>
    <style:style style:name="P7" style:family="paragraph" style:parent-style-name="Text_20_body" style:list-style-name="L1">
      <style:text-properties style:use-window-font-color="true" loext:opacity="0%" officeooo:rsid="00096579" officeooo:paragraph-rsid="00096579"/>
    </style:style>
    <style:style style:name="P8" style:family="paragraph" style:parent-style-name="Text_20_body">
      <style:text-properties style:use-window-font-color="true" loext:opacity="0%"/>
    </style:style>
    <style:style style:name="P9" style:family="paragraph" style:parent-style-name="Text_20_body" style:list-style-name="L2">
      <style:text-properties style:use-window-font-color="true" loext:opacity="0%"/>
    </style:style>
    <style:style style:name="P10" style:family="paragraph" style:parent-style-name="Text_20_body" style:list-style-name="L3">
      <style:text-properties style:use-window-font-color="true" loext:opacity="0%"/>
    </style:style>
    <style:style style:name="P11" style:family="paragraph" style:parent-style-name="Text_20_body" style:list-style-name="L4">
      <style:text-properties style:use-window-font-color="true" loext:opacity="0%"/>
    </style:style>
    <style:style style:name="T1" style:family="text">
      <style:text-properties officeooo:rsid="0007e832"/>
    </style:style>
    <style:style style:name="T2" style:family="text">
      <style:text-properties fo:font-weight="bold" style:font-weight-asian="bold" style:font-weight-complex="bold"/>
    </style:style>
    <style:style style:name="T3" style:family="text">
      <style:text-properties officeooo:rsid="00096579"/>
    </style:style>
    <style:style style:name="T4" style:family="text">
      <style:text-properties style:use-window-font-color="true" loext:opacity="0%"/>
    </style:style>
    <style:style style:name="T5" style:family="text">
      <style:text-properties style:use-window-font-color="true" loext:opacity="0%" fo:font-weight="bold" style:font-weight-asian="bold" style:font-weight-complex="bold"/>
    </style:style>
    <style:style style:name="T6" style:family="text">
      <style:text-properties style:use-window-font-color="true" loext:opacity="0%" officeooo:rsid="0007e832"/>
    </style:style>
    <style:style style:name="T7" style:family="text">
      <style:text-properties style:use-window-font-color="true" loext:opacity="0%" officeooo:rsid="000b123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span text:style-name="Strong_20_Emphasis"><text:span text:style-name="T4">Non-Disclosure Agreement - Unified Resonant Substrate (URS)</text:span></text:span></text:h>
      <text:p text:style-name="Text_20_body"><text:span text:style-name="Strong_20_Emphasis"><text:span text:style-name="T4">This Non-Disclosure Agreement </text:span></text:span><text:span text:style-name="T5">is entered into as of</text:span><text:span text:style-name="T4"> [</text:span><text:span text:style-name="T6">___/____/__</text:span><text:span text:style-name="T7">__</text:span><text:span text:style-name="T6">__</text:span><text:span text:style-name="T4">], by and between:</text:span></text:p>
      <text:list text:style-name="L1">
        <text:list-item>
          <text:p text:style-name="P5"><text:span text:style-name="Strong_20_Emphasis"><text:span text:style-name="T4">Disclosing Party-</text:span></text:span><text:span text:style-name="T4"> </text:span><text:span text:style-name="Emphasis"><text:span text:style-name="T4">Ben</text:span></text:span><text:span text:style-name="Emphasis"><text:span text:style-name="T6">jamin</text:span></text:span><text:span text:style-name="Emphasis"><text:span text:style-name="T4"> Gardner,</text:span></text:span><text:span text:style-name="T4"> representing </text:span><text:span text:style-name="T5">Unified Resonant Substrate (URS)</text:span><text:span text:style-name="T4">. </text:span><text:span text:style-name="T6">Signature:____________________</text:span></text:p>
        </text:list-item>
        <text:list-item>
          <text:p text:style-name="P6"><text:span text:style-name="Strong_20_Emphasis"><text:span text:style-name="T4">Receiving Party-</text:span></text:span><text:span text:style-name="T4">Full Name:</text:span><text:span text:style-name="T6">__________________Signature:________________</text:span></text:p>
        </text:list-item>
        <text:list-item>
          <text:p text:style-name="P7"><text:span text:style-name="T2">Representing:</text:span>_______________________________</text:p>
        </text:list-item>
      </text:list>
      <text:p text:style-name="Text_20_body"><text:span text:style-name="Strong_20_Emphasis"><text:span text:style-name="T4">Collectively referred to as the "Parties."</text:span></text:span></text:p>
      <text:p text:style-name="P1"/>
      <text:h text:style-name="P3" text:outline-level="3"><text:span text:style-name="T4"><text:s/></text:span><text:span text:style-name="Strong_20_Emphasis"><text:span text:style-name="T4">Purpose</text:span></text:span></text:h>
      <text:p text:style-name="P8">The Disclosing Party intends to disclose certain confidential and proprietary information related to the Unified Resonant Substrate (URS) project, including but not limited to theories, simulations, technical data, and potential applications, for the purpose of evaluating a potential business relationship.</text:p>
      <text:p text:style-name="P1"/>
      <text:h text:style-name="P3" text:outline-level="3"><text:span text:style-name="Strong_20_Emphasis"><text:span text:style-name="T4">Definition of Confidential Information</text:span></text:span></text:h>
      <text:p text:style-name="P8">"Confidential Information" refers to any non-public information disclosed by the Disclosing Party, whether oral, written, or electronic, including but not limited to:</text:p>
      <text:list text:style-name="L2">
        <text:list-item>
          <text:p text:style-name="P9">Technical data, trade secrets, know-how, research, product plans, products, services, customers, markets, software, developments, inventions, processes, designs, drawings, engineering, marketing, or finances.</text:p>
        </text:list-item>
        <text:list-item>
          <text:p text:style-name="P9">Information related to the URS project, including simulation results, theoretical models, and potential applications.</text:p>
        </text:list-item>
      </text:list>
      <text:p text:style-name="P1"/>
      <text:h text:style-name="P3" text:outline-level="3"><text:span text:style-name="Strong_20_Emphasis"><text:span text:style-name="T4">Obligations of Receiving Party</text:span></text:span></text:h>
      <text:p text:style-name="P8">The Receiving Party agrees to:</text:p>
      <text:list text:style-name="L3">
        <text:list-item>
          <text:p text:style-name="P10">Maintain the confidentiality of the Confidential Information.</text:p>
        </text:list-item>
        <text:list-item>
          <text:p text:style-name="P10">Not disclose the Confidential Information to any third party without prior written consent from the Disclosing Party.</text:p>
        </text:list-item>
        <text:list-item>
          <text:p text:style-name="P10">Use the Confidential Information solely for the purpose stated in this Agreement.</text:p>
        </text:list-item>
        <text:list-item>
          <text:p text:style-name="P10"><text:soft-page-break/>Take all reasonable precautions to protect the confidentiality of the Confidential Information.</text:p>
        </text:list-item>
      </text:list>
      <text:p text:style-name="P1"/>
      <text:h text:style-name="P3" text:outline-level="3"><text:span text:style-name="Strong_20_Emphasis"><text:span text:style-name="T4">Exclusions from Confidential Information</text:span></text:span></text:h>
      <text:p text:style-name="P8">Confidential Information does not include information that:</text:p>
      <text:list text:style-name="L4">
        <text:list-item>
          <text:p text:style-name="P11">Is or becomes publicly known through no breach of this Agreement by the Receiving Party.</text:p>
        </text:list-item>
        <text:list-item>
          <text:p text:style-name="P11">Is received from a third party without breach of any obligation of confidentiality.</text:p>
        </text:list-item>
        <text:list-item>
          <text:p text:style-name="P11">Is independently developed by the Receiving Party without use of or reference to the Disclosing Party's Confidential Information.</text:p>
        </text:list-item>
      </text:list>
      <text:p text:style-name="P1"/>
      <text:h text:style-name="P3" text:outline-level="3"><text:span text:style-name="Strong_20_Emphasis"><text:span text:style-name="T4">Term</text:span></text:span></text:h>
      <text:p text:style-name="P8">This Agreement shall commence on the date first written above and shall continue in effect for a period of five (5) years, unless terminated earlier by either party with thirty (30) days written notice.</text:p>
      <text:p text:style-name="P1"/>
      <text:h text:style-name="P3" text:outline-level="3"><text:span text:style-name="Strong_20_Emphasis"><text:span text:style-name="T4">Return of Materials</text:span></text:span></text:h>
      <text:p text:style-name="P8">Upon termination of this Agreement, the Receiving Party agrees to return or destroy all materials containing Confidential Information.</text:p>
      <text:p text:style-name="P1"/>
      <text:h text:style-name="P3" text:outline-level="3"><text:span text:style-name="Strong_20_Emphasis"><text:span text:style-name="T4">No License</text:span></text:span></text:h>
      <text:p text:style-name="P8">Nothing in this Agreement grants the Receiving Party any rights in or to the Confidential Information except as expressly set forth herein.</text:p>
      <text:p text:style-name="P1"/>
      <text:h text:style-name="P3" text:outline-level="3"><text:span text:style-name="Strong_20_Emphasis"><text:span text:style-name="T4">Governing Law</text:span></text:span></text:h>
      <text:p text:style-name="P8">This Agreement shall be governed by and construed in accordance with the laws of the State of <text:span text:style-name="T3">ALABAMA</text:span>, without regard to its conflict of laws principles.</text:p>
      <text:p text:style-name="P1"/>
      <text:h text:style-name="P3" text:outline-level="3"><text:soft-page-break/><text:span text:style-name="Strong_20_Emphasis"><text:span text:style-name="T4">Entire Agreement</text:span></text:span></text:h>
      <text:p text:style-name="P8">This Agreement constitutes the entire understanding between the Parties and supersedes all prior discussions, agreements, or understandings of any kind.</text:p>
      <text:p text:style-name="P1"/>
      <text:p text:style-name="Text_20_body"><text:span text:style-name="Strong_20_Emphasis"><text:span text:style-name="T4">IN WITNESS WHEREOF</text:span></text:span><text:span text:style-name="T4">, the Parties have executed this Agreement as of the date first written above.</text:span></text:p>
      <text:p text:style-name="Text_20_body"><text:span text:style-name="Strong_20_Emphasis"><text:span text:style-name="T4">Disclosing Party:</text:span></text:span></text:p>
      <text:p text:style-name="P8">Signature: ___________________________</text:p>
      <text:p text:style-name="P8">Name: Ben Gardner</text:p>
      <text:p text:style-name="P8">Date: ___________________________</text:p>
      <text:p text:style-name="Text_20_body"><text:span text:style-name="Strong_20_Emphasis"><text:span text:style-name="T4">Receiving Party:</text:span></text:span></text:p>
      <text:p text:style-name="P8">Signature: ___________________________</text:p>
      <text:p text:style-name="P8">Name: <text:span text:style-name="T3">__________________________</text:span></text:p>
      <text:p text:style-name="P8">Date: ___________________________</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meta:editing-cycles>
    <meta:creation-date>2013-12-23T23:15:00</meta:creation-date>
    <dc:date>2025-05-31T23:31:50.454786361</dc:date>
    <meta:editing-duration>PT3H57M16S</meta:editing-duration>
    <meta:generator>LibreOffice/24.2.7.2$Linux_X86_64 LibreOffice_project/420$Build-2</meta:generator>
    <meta:document-statistic meta:table-count="0" meta:image-count="0" meta:object-count="0" meta:page-count="3" meta:paragraph-count="42" meta:word-count="431" meta:character-count="3245" meta:non-whitespace-character-count="2867"/>
    <meta:user-defined meta:name="AppVersion">14.0000</meta:user-defined>
    <meta:template xlink:type="simple" xlink:actuate="onRequest" xlink:title="Normal.dotm" xlink:href=""/>
  </office:meta>
</office:document-meta>
</file>